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9032158B4115AD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09cm, 7.758cm, 15.794cm, 7.6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999cm" svg:height="8.749cm" svg:x="0.201cm" svg:y="0.2cm">
          <draw:image xlink:href="Pictures/10000000000005E8000007E069032158B4115AD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26T16:18:41.395579910</dc:date>
    <meta:editing-duration>PT3M30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